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Розпізнавання патернів пошуку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6-06-13T22:02:12</meta:creation-date>
    <dc:date>2016-06-13T22:04:54</dc:date>
    <dc:creator>Ivan </dc:cre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29" meta:non-whitespace-character-count="27"/>
    <meta:generator>LibreOffice/3.5$Linux_x86 LibreOffice_project/350m1$Build-2</meta:generator>
  </office:meta>
</office:document-meta>
</file>